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4510" calcext:value-type="float">
            <text:p>224510</text:p>
          </table:table-cell>
          <table:table-cell office:value-type="float" office:value="50000" calcext:value-type="float">
            <text:p>50000</text:p>
          </table:table-cell>
          <table:table-cell table:formula="of:=[.D4]/[.$D$4]*[.$C$4]" office:value-type="float" office:value="224510" calcext:value-type="float">
            <text:p>224510</text:p>
          </table:table-cell>
          <table:table-cell office:value-type="float" office:value="197" calcext:value-type="float">
            <text:p>197</text:p>
          </table:table-cell>
          <table:table-cell table:formula="of:=[.F4]/[.$F$4]*[.$C$4]" office:value-type="float" office:value="224510" calcext:value-type="float">
            <text:p>2245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ET&gt;320</text:p>
          </table:table-cell>
          <table:table-cell office:value-type="float" office:value="4220.8" calcext:value-type="float">
            <text:p>4220.8</text:p>
          </table:table-cell>
          <table:table-cell office:value-type="float" office:value="1018" calcext:value-type="float">
            <text:p>1018</text:p>
          </table:table-cell>
          <table:table-cell table:formula="of:=[.D6]/[.$D$4]*[.$C$4]" office:value-type="float" office:value="4571.0236" calcext:value-type="float">
            <text:p>4571.0236</text:p>
          </table:table-cell>
          <table:table-cell office:value-type="float" office:value="33.4348" calcext:value-type="float">
            <text:p>33.4348</text:p>
          </table:table-cell>
          <table:table-cell table:formula="of:=[.F6]/[.$F$4]*[.$C$4]" office:value-type="float" office:value="38103.7916142132" calcext:value-type="float">
            <text:p>38103.7916142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&gt;160</text:p>
          </table:table-cell>
          <table:table-cell office:value-type="float" office:value="3390.1" calcext:value-type="float">
            <text:p>339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ltaPhi&gt;1.2</text:p>
          </table:table-cell>
          <table:table-cell office:value-type="float" office:value="2963.5" calcext:value-type="float">
            <text:p>2963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TW&gt;200</text:p>
          </table:table-cell>
          <table:table-cell office:value-type="float" office:value="2267.6" calcext:value-type="float">
            <text:p>2267.6</text:p>
          </table:table-cell>
          <table:table-cell office:value-type="float" office:value="695" calcext:value-type="float">
            <text:p>695</text:p>
          </table:table-cell>
          <table:table-cell table:formula="of:=[.D9]/[.$D$4]*[.$C$4]" office:value-type="float" office:value="3120.689" calcext:value-type="float">
            <text:p>3120.689</text:p>
          </table:table-cell>
          <table:table-cell office:value-type="float" office:value="2.59252" calcext:value-type="float">
            <text:p>2.59252</text:p>
          </table:table-cell>
          <table:table-cell table:formula="of:=[.F9]/[.$F$4]*[.$C$4]" office:value-type="float" office:value="2954.5516" calcext:value-type="float">
            <text:p>2954.5516</text:p>
          </table:table-cell>
          <table:table-cell office:value-type="float" office:value="1.92666" calcext:value-type="float">
            <text:p>1.92666</text:p>
          </table:table-cell>
          <table:table-cell table:formula="of:=[.H9]/[.$F$4]*[.$C$4]" office:value-type="float" office:value="2195.7078" calcext:value-type="float">
            <text:p>2195.7078</text:p>
          </table:table-cell>
        </table:table-row>
        <table:table-row table:style-name="ro1">
          <table:table-cell/>
          <table:table-cell office:value-type="string" calcext:value-type="string">
            <text:p>Err:</text:p>
          </table:table-cell>
          <table:table-cell/>
          <table:table-cell table:formula="of:=SQRT([.D9])" office:value-type="float" office:value="26.3628526529281" calcext:value-type="float">
            <text:p>26.3628526529281</text:p>
          </table:table-cell>
          <table:table-cell table:formula="of:=[.D10]/[.$D$4]*[.$C$4]" office:value-type="float" office:value="118.374480982178" calcext:value-type="float">
            <text:p>118.374480982178</text:p>
          </table:table-cell>
          <table:table-cell/>
          <table:table-cell table:formula="of:=[.G9]/[.E9]*[.E10]" office:value-type="float" office:value="112.072530196076" calcext:value-type="float">
            <text:p>112.072530196076</text:p>
          </table:table-cell>
          <table:table-cell/>
          <table:table-cell table:formula="of:=[.I9]/[.G9]*[.G10]" office:value-type="float" office:value="83.287944173072" calcext:value-type="float">
            <text:p>83.287944173072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3:19:55.681591890</meta:creation-date>
    <dc:date>2021-11-03T23:57:34.038979885</dc:date>
    <meta:editing-duration>PT37M34S</meta:editing-duration>
    <meta:editing-cycles>10</meta:editing-cycles>
    <meta:generator>LibreOffice/6.4.5.2$Linux_X86_64 LibreOffice_project/40$Build-2</meta:generator>
    <meta:document-statistic meta:table-count="1" meta:cell-count="31" meta:object-count="0"/>
  </office:meta>
</office:document-meta>
</file>